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1cdf" officeooo:paragraph-rsid="00071cdf"/>
    </style:style>
    <style:style style:name="P2" style:family="paragraph" style:parent-style-name="Text_20_body">
      <style:text-properties officeooo:rsid="000532cd" officeooo:paragraph-rsid="0008603e"/>
    </style:style>
    <style:style style:name="P3" style:family="paragraph" style:parent-style-name="Text_20_body">
      <style:text-properties officeooo:rsid="0009b34e" officeooo:paragraph-rsid="0008603e"/>
    </style:style>
    <style:style style:name="P4" style:family="paragraph" style:parent-style-name="Text_20_body">
      <style:text-properties officeooo:rsid="00169c3b" officeooo:paragraph-rsid="0008603e"/>
    </style:style>
    <style:style style:name="P5" style:family="paragraph" style:parent-style-name="Text_20_body">
      <style:text-properties officeooo:rsid="000f4212" officeooo:paragraph-rsid="0008603e"/>
    </style:style>
    <style:style style:name="P6" style:family="paragraph" style:parent-style-name="Text_20_body">
      <style:text-properties officeooo:rsid="0010e0a4" officeooo:paragraph-rsid="0008603e"/>
    </style:style>
    <style:style style:name="P7" style:family="paragraph" style:parent-style-name="Text_20_body">
      <style:text-properties officeooo:rsid="0014033d" officeooo:paragraph-rsid="0008603e"/>
    </style:style>
    <style:style style:name="P8" style:family="paragraph" style:parent-style-name="Text_20_body">
      <style:text-properties officeooo:rsid="000ca9a6" officeooo:paragraph-rsid="0008603e"/>
    </style:style>
    <style:style style:name="P9" style:family="paragraph" style:parent-style-name="Text_20_body">
      <style:text-properties officeooo:rsid="000d1193" officeooo:paragraph-rsid="0008603e"/>
    </style:style>
    <style:style style:name="P10" style:family="paragraph" style:parent-style-name="Heading_20_2">
      <style:text-properties officeooo:rsid="00071cdf" officeooo:paragraph-rsid="00071cdf"/>
    </style:style>
    <style:style style:name="P11" style:family="paragraph" style:parent-style-name="Text_20_body" style:list-style-name="L1">
      <style:text-properties officeooo:rsid="000532cd" officeooo:paragraph-rsid="00071cdf"/>
    </style:style>
    <style:style style:name="P12" style:family="paragraph" style:parent-style-name="Text_20_body" style:list-style-name="L1">
      <style:text-properties officeooo:rsid="00062d5e" officeooo:paragraph-rsid="00071cdf"/>
    </style:style>
    <style:style style:name="P13" style:family="paragraph" style:parent-style-name="Text_20_body" style:list-style-name="L1">
      <style:text-properties officeooo:rsid="0008595b" officeooo:paragraph-rsid="00071cdf"/>
    </style:style>
    <style:style style:name="P14" style:family="paragraph" style:parent-style-name="Text_20_body" style:list-style-name="L2">
      <style:text-properties officeooo:rsid="0008603e" officeooo:paragraph-rsid="0008603e"/>
    </style:style>
    <style:style style:name="P15" style:family="paragraph" style:parent-style-name="Text_20_body" style:list-style-name="L3">
      <style:text-properties officeooo:rsid="0008e3bc" officeooo:paragraph-rsid="0008e3bc"/>
    </style:style>
    <style:style style:name="T1" style:family="text">
      <style:text-properties officeooo:rsid="00071cdf"/>
    </style:style>
    <style:style style:name="T2" style:family="text">
      <style:text-properties officeooo:rsid="0008603e"/>
    </style:style>
    <style:style style:name="T3" style:family="text">
      <style:text-properties officeooo:rsid="001aa505"/>
    </style:style>
    <style:style style:name="T4" style:family="text">
      <style:text-properties officeooo:rsid="0010dda6"/>
    </style:style>
    <style:style style:name="T5" style:family="text">
      <style:text-properties officeooo:rsid="00129a2b"/>
    </style:style>
    <style:style style:name="T6" style:family="text">
      <style:text-properties officeooo:rsid="00062d5e"/>
    </style:style>
    <style:style style:name="T7" style:family="text">
      <style:text-properties officeooo:rsid="000a651e"/>
    </style:style>
    <style:style style:name="T8" style:family="text">
      <style:text-properties officeooo:rsid="0008e3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ary for the ESP8266 / MAX31820 Weather Underground Station</text:h>
      <text:p text:style-name="P1">This project is a simple, temperature-only weather station that reports to the Weather Underground: <text:a xlink:type="simple" xlink:href="https://www.wunderground.com/" text:style-name="Internet_20_link" text:visited-style-name="Visited_20_Internet_20_Link">https://www.wunderground.com/</text:a></text:p>
      <text:p text:style-name="P1"/>
      <text:p text:style-name="P1">It uses an ESP8266 Thing Dev board as the Arduino, and one Max31820 Temperature Sensor to read the ambient temperature. The project is housed in a 3D printed box that has holes at the bottom for the USB power and the temperature sensor. </text:p>
      <text:h text:style-name="Heading_20_2" text:outline-level="2">3D Printing <text:span text:style-name="T8">and Assembly</text:span> Instructions</text:h>
      <text:list xml:id="list870003409" text:style-name="L3">
        <text:list-item>
          <text:p text:style-name="P15">I prefer PLA.</text:p>
        </text:list-item>
        <text:list-item>
          <text:p text:style-name="P15">Print box.stl and boxLid.stl, both parts upside down (that is, with the top touching the print bed). Print without support, raft, or brim.</text:p>
        </text:list-item>
        <text:list-item>
          <text:p text:style-name="P15">The lid may be a little tight the first few times you slide it in.</text:p>
        </text:list-item>
      </text:list>
      <text:h text:style-name="P10" text:outline-level="2">Design Notes</text:h>
      <text:list xml:id="list3661623933" text:style-name="L1">
        <text:list-item>
          <text:p text:style-name="P11">The box will be put in a very damp environment <text:span text:style-name="T1">(outside, under a balcony).</text:span></text:p>
        </text:list-item>
        <text:list-item>
          <text:p text:style-name="P11">The box <text:span text:style-name="T1">holds</text:span> an ESP8266 Thing Dev board and MAX31820 temperature sensor.</text:p>
        </text:list-item>
        <text:list-item>
          <text:p text:style-name="P11">It <text:span text:style-name="T1">is</text:span> powered by wall-powered USB, <text:span text:style-name="T1">plugged into a nearby all-weather socket.</text:span></text:p>
        </text:list-item>
        <text:list-item>
          <text:p text:style-name="P11">The temperature sensor <text:span text:style-name="T1">is</text:span> outside the box and below the board, to minimize the detection of the heat generated by the <text:span text:style-name="T1">ESP8266</text:span>.</text:p>
        </text:list-item>
        <text:list-item>
          <text:p text:style-name="P12">The ESP8266 board is 27mm wide. Add 2 mm clearance, so the box interior is 29 mm wide. The length from tip of pins to good clearance above the headers = about 29 mm, so make the box square.</text:p>
        </text:list-item>
        <text:list-item>
          <text:p text:style-name="P12">From the tip of the ESP8266 board to the flexible part of the USB cable is 100 mm, so make the box 100 mm tall.</text:p>
        </text:list-item>
        <text:list-item>
          <text:p text:style-name="P13">The ESP8266 spec claims an operating temperature range of -40°~125° C, so we shouldn't have any trouble with low or high ambient temperatures here.</text:p>
        </text:list-item>
      </text:list>
      <text:h text:style-name="Heading_20_2" text:outline-level="2">To Do</text:h>
      <text:list xml:id="list2925117943" text:style-name="L2">
        <text:list-item>
          <text:p text:style-name="P14">Write and test the software.</text:p>
        </text:list-item>
      </text:list>
      <text:h text:style-name="P10" text:outline-level="2">Diary</text:h>
      <text:p text:style-name="P4">7/15 – <text:span text:style-name="T2">Built the hardware</text:span>. Did a couple false starts because I'd forgotten why I was going to use a MAX31820 rather than a DHT22: the DHT22 is a 5.5V part and the ESP8266 Thing Dev is a 3.3V part. Also had forgotten that the 1-wire bus needs an external pullup resistor, so I need to solder something up rather than just using hookup wires with connectors on the ends.<text:line-break/><text:tab/>Also found I seem to be out of MAX31280 parts. Need to order more. <text:span text:style-name="T3">Stole one from my well </text:span><text:soft-page-break/><text:span text:style-name="T3">depth sensor project.<text:line-break/><text:tab/>I soldered the whole thing together: soldering the wires for power and data to either side of the 4.7K ohm pull-up resistor, soldered and heat-shrink-tubing covered the power, data, and ground hookup wires to the 3 pins of the temperature sensor.<text:line-break/><text:tab/>Started on the software: I modified my unfinished Well depth sensing Arduino Sketch, because that sketch reads from a set of MAX31820's and posts the results. Managed to run the sketch to print the 1-wire address of the temperature sensor I've soldered together (so Good News: I didn't break or overheat the sensor when soldering it.<text:line-break/><text:tab/>Started putting together all the files for a github repository.</text:span></text:p>
      <text:p text:style-name="P5">2/25 – Added lobes for nails/<text:span text:style-name="T2">screws to fasten the box to the wall</text:span>. Thought about, and <text:span text:style-name="T2">initially </text:span>discarded, the idea of sloping the top (bottom) so rail doesn't collect on the top of the box. <text:span text:style-name="T4">If I redo the box, I'll do that plus I'll invert it so the model is right-side up for use (upside-down for printing).</text:span></text:p>
      <text:p text:style-name="P6">Tried to print, but found after 45 minutes that it seems Cura decided that the box needed to be filled completely.<text:span text:style-name="T5"> Examining the bad file, I found doing a "Check Geometry" on the box model showed a fusion problem, and doing a Layers view in Cura also showed the problem of filling the entire box – so if I'd checked Geometry or looked at layers (always check layers view), I would have seen the problem without wasting plastic.</text:span></text:p>
      <text:p text:style-name="P7">Redesigned the box from scratch, making it an angled thing to keep the rain out, and designing it upright, with the understanding that I print it all upside-down.</text:p>
      <text:p text:style-name="P8">2/24/2018 – With the snow and iffy weather, an outdoor thermometer sounds useful again.</text:p>
      <text:p text:style-name="P9">Increased the horizontal clearance of the door from 0.5mm total (0.25mm each side) to 0.75 mm total (0.375mm per side).</text:p>
      <text:p text:style-name="P2">12/2/2017 – Considering different ways to enclose the ESP8266, to keep it dry enough. <text:span text:style-name="T6">Thinking about a 3D printed, tube-like box with a slide-snap bottom. Did a quick sketch and printed a short version of the box as a clearance test. Found a couple things to fix.</text:span></text:p>
      <text:p text:style-name="P3">Did a second iteration. <text:span text:style-name="T7">Started a full-sized print. Still need to add something to fasten it to the side of the hous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</meta:editing-duration>
    <meta:editing-cycles>5</meta:editing-cycles>
    <meta:generator>LibreOffice/5.4.5.1$Windows_X86_64 LibreOffice_project/79c9829dd5d8054ec39a82dc51cd9eff340dbee8</meta:generator>
    <dc:date>2018-07-15T22:20:46.198000000</dc:date>
    <meta:document-statistic meta:table-count="0" meta:image-count="0" meta:object-count="0" meta:page-count="2" meta:paragraph-count="26" meta:word-count="743" meta:character-count="4153" meta:non-whitespace-character-count="3437"/>
    <meta:user-defined meta:name="Info 1"/>
    <meta:user-defined meta:name="Info 2"/>
    <meta:user-defined meta:name="Info 3"/>
    <meta:user-defined meta:name="Info 4"/>
  </office:meta>
</office:document-meta>
</file>